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h text:outline-level="1" text:style-name="Heading_20_1">POLICY FORECAST &amp; REFORM BRIEF – JULY 2025</text:h>
      <text:p text:style-name="Body_20_Text">Prepared for public circulation by the Future Policy Observatory – an AI-enhanced think tank exploring sustainable governance, elite accountability, and institutional resilience.</text:p>
      <text:h text:outline-level="1" text:style-name="Heading_20_1">HIGHLIGHTS</text:h>
      <text:list>
        <text:list-item>
          <text:p text:style-name="Body_20_Text">Musk has launched a new political party, signaling an elite disruption of the existing political binary.</text:p>
        </text:list-item>
        <text:list-item>
          <text:p text:style-name="Body_20_Text">Republican strategy remains rooted in permanent minority rule, enabled by judicial capture and identity manipulation.</text:p>
        </text:list-item>
        <text:list-item>
          <text:p text:style-name="Body_20_Text">Democrats have failed to reform institutions, protect voting systems, or deliver post-symbolic leadership.</text:p>
        </text:list-item>
        <text:list-item>
          <text:p text:style-name="Body_20_Text">The rise of AI, civil distrust, and geopolitical realignment make this a decisive decade for democratic survival.</text:p>
        </text:list-item>
        <text:list-item>
          <text:p text:style-name="Body_20_Text">This report outlines how Musk’s movement could either rescue or destroy what remains of public governance.</text:p>
        </text:list-item>
        <text:list-item>
          <text:p text:style-name="Body_20_Text">We propose a third-party platform compatible with technocratic ambition AND democratic integrity.</text:p>
        </text:list-item>
        <text:list-item>
          <text:p text:style-name="Body_20_Text">Includes tactical guidance for press, policy thinkers, and citizen-organizers.</text:p>
        </text:list-item>
      </text:list>
      <text:h text:outline-level="1" text:style-name="Heading_20_1">SECTION I: THE REPUBLICAN AGENDA – A PRAGMATIC DESCENT INTO AUTHORITARIANISM</text:h>
      <text:p text:style-name="Body_20_Text">The GOP strategy, crystallized in Project 2025 and the One Big Beautiful Bill (OBBB), is to concentrate executive power, neuter regulatory agencies, and ensure long-term rule despite demographic decline. This isn’t merely ideological. It’s actuarial: they know they’re losing the numbers game.</text:p>
      <text:p text:style-name="Body_20_Text">Tactics include: dismantling regulatory oversight (EPA, DOE), embedding religious-nationalist rhetoric, judicial dominance, and dismantling public welfare scaffolding to force market-dependence. These moves are supported by a media ecosystem that glorifies identity-based grievance and discredits institutional knowledge.</text:p>
      <text:h text:outline-level="1" text:style-name="Heading_20_1">SECTION II: WHY REPUBLICANS SUPPORT THIS – STRATEGY OVER VALUES</text:h>
      <text:p text:style-name="Body_20_Text">Republicans are not irrational. They are strategic. Their base is aging, shrinking, and heavily white. Rather than compete on ideas, they compete on *control*. Every anti-democratic maneuver is a logical move in a zero-sum game where pluralism threatens their viability.</text:p>
      <text:p text:style-name="Body_20_Text">The five pillars of Republican support are: 1) elite preservation via tax/rule manipulation, 2) populist identity politics, 3) institutional distrust, 4) judicial gatekeeping, and 5) targeted scapegoating of minorities, immigrants, and bureaucrats.</text:p>
      <text:h text:outline-level="1" text:style-name="Heading_20_1">SECTION III: THE MUSK PARTY – DISRUPTION, DESTINY, OR DYSTOPIA?</text:h>
      <text:p text:style-name="Body_20_Text">Elon Musk’s announcement of a new political party is more than a media stunt—it’s a civilizational inflection point. With immense public reach, financial capital, and narrative control over emerging tech, Musk represents both the potential savior and accidental destroyer of democratic institutions.</text:p>
      <text:p text:style-name="Body_20_Text">This section evaluates three trajectories:

1. **Disruption as Reboot** – Musk attracts disillusioned centrists, independents, and technocrats. He re-legitimizes reform conversations by sidelining tribal binaries. The party builds trust through transparency, decentralized input, and grounded ethics.

2. **Disruption as Capture** – The party absorbs right-populist energy, reinforces billionaire dominance, and implements techno-authoritarianism via crypto-based governance, AI surveillance, and elite control of citizenship levers.

3. **Disruption as Collapse** – Internal factionalism, Musk’s volatility, or institutional backlash turns the party into a cautionary tale—eroding trust in third-party viability for decades.</text:p>
      <text:p text:style-name="Body_20_Text">The deciding factor? Whether Musk steps back as a figurehead and installs a transparent, check-balanced governance structure *not dependent on his whims*.</text:p>
      <text:h text:outline-level="1" text:style-name="Heading_20_1">SECTION IV: DEMOCRATS – SYMBOLS WITHOUT STRUCTURE</text:h>
      <text:p text:style-name="Body_20_Text">The Democratic Party has largely failed to meet the urgency of this era. While claiming moral high ground, it has preserved broken systems, avoided institutional reform, and leaned on symbolic progressivism instead of structural change.</text:p>
      <text:p text:style-name="Body_20_Text">Failures include: reluctance to end the filibuster, protect voting rights with national enforcement, restructure the Supreme Court, and regulate monopoly-scale tech power. Instead, they speak in sanitized narratives designed to placate suburban moderates and donor class technocrats.</text:p>
      <text:h text:outline-level="1" text:style-name="Heading_20_1">SECTION V: THE THIRD WAY – BUILDING A POST-TRIBAL FUTURE</text:h>
      <text:p text:style-name="Body_20_Text">We propose a platform for an emergent third party—one that leverages elite capital and AI governance *only with ironclad transparency, ethical guardrails, and citizen oversight.*</text:p>
      <text:list>
        <text:list-item>
          <text:p text:style-name="Body_20_Text">Electoral reform: Ranked choice voting, redistricting by independent panels, campaign finance transformation.</text:p>
        </text:list-item>
        <text:list-item>
          <text:p text:style-name="Body_20_Text">AI governance: National AI ethics commission with input from civic, scientific, and spiritual institutions.</text:p>
        </text:list-item>
        <text:list-item>
          <text:p text:style-name="Body_20_Text">Wealth accountability: Steep inheritance taxation + asset tracking for billionaire foundations.</text:p>
        </text:list-item>
        <text:list-item>
          <text:p text:style-name="Body_20_Text">Universal needs with auditing: Housing, food, healthcare—but trackable and fraud-resistant.</text:p>
        </text:list-item>
        <text:list-item>
          <text:p text:style-name="Body_20_Text">Climate acceleration: Carbon quotas tied to GDP, public green R&amp;D pools, tech-transition subsidies.</text:p>
        </text:list-item>
        <text:list-item>
          <text:p text:style-name="Body_20_Text">Global alignment: Rejoin and strengthen multilateral systems through ethical leverage, not dominance.</text:p>
        </text:list-item>
        <text:list-item>
          <text:p text:style-name="Body_20_Text">Spiritual integration: Public acknowledgment that science, AI, and meaning must co-evolve.</text:p>
        </text:list-item>
      </text:list>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Heading_20_1" style:family="paragraph" style:display-name="Heading 1">
      <style:text-properties fo:font-size="14pt" fo:font-weight="bold"/>
    </style:style>
    <style:style style:name="Body_20_Text" style:family="paragraph" style:display-name="Body Text">
      <style:text-properties fo:font-size="10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